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PQ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l master invia 24 pulse (clock) per quarto (PPQN = 24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gnature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Numeratore: quanti battiti ci sono in una misura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UNITA DI MISURA BATTITO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nominatore signature: unita’ di misura di un battito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ICKS PER BEAT</text:p>
          </table:table-cell>
          <table:table-cell table:formula="of:=[.D2]/([.D4]/4)" office:value-type="float" office:value="24" calcext:value-type="float">
            <text:p>24</text:p>
          </table:table-cell>
          <table:table-cell office:value-type="string" calcext:value-type="string">
            <text:p>Poiche’ midi time code e’ in quarti di nota, questo numero indica il numero di impulsi midi clock per l’unita’ di misura della signature. La formula e’: PPQN / (unita’ misura battito / 4). 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ICKS PER MISURA</text:p>
          </table:table-cell>
          <table:table-cell table:formula="of:=[.D5]*[.D3]" office:value-type="float" office:value="96" calcext:value-type="float">
            <text:p>96</text:p>
          </table:table-cell>
          <table:table-cell office:value-type="string" calcext:value-type="string">
            <text:p>Il numero di tick in una misura e’ dato dal numero di battiti (Numeratore signature) moltiplicato per i tick per battito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office:value-type="string" calcext:value-type="string">
            <text:p>La suddivisione standard e’ l'unita’  piu’ piccola che ha senso tracciare, come un ottavo o un sedicesimo rispetto al battito. Viene assunto in 96esimi(i singolo tick, essendocene 24 per quarto di nota, vale 1/96)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Posizione attuale MTC coun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imo: 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=</text:p>
          </table:table-cell>
          <table:table-cell table:formula="of:=TRUNC([.D10]/[.D6])+1" office:value-type="float" office:value="1" calcext:value-type="float">
            <text:p>1</text:p>
          </table:table-cell>
          <table:table-cell office:value-type="string" calcext:value-type="string">
            <text:p>MISURA (M):</text:p>
          </table:table-cell>
          <table:table-cell office:value-type="string" calcext:value-type="string">
            <text:p>Formula: 1+Trunc(contatore)/ticks per misur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=</text:p>
          </table:table-cell>
          <table:table-cell table:formula="of:=1+TRUNC(MOD([.D10]; [.D6])/[.D5])" office:value-type="float" office:value="2" calcext:value-type="float">
            <text:p>2</text:p>
          </table:table-cell>
          <table:table-cell office:value-type="string" calcext:value-type="string">
            <text:p>BEAT (B):</text:p>
          </table:table-cell>
          <table:table-cell office:value-type="string" calcext:value-type="string">
            <text:p>Formula: 1+Trunc((contatore MOD ticks per misura))/ Ticks per bea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=</text:p>
          </table:table-cell>
          <table:table-cell table:formula="of:=MOD(([.D10]-1);[.D5])" office:value-type="float" office:value="0" calcext:value-type="float">
            <text:p>0</text:p>
          </table:table-cell>
          <table:table-cell office:value-type="string" calcext:value-type="string">
            <text:p>SUDDIVISIONE (S):</text:p>
          </table:table-cell>
          <table:table-cell office:value-type="string" calcext:value-type="string">
            <text:p>Formula: MOD (contatore/Ticks per beat)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13:17:34.79913907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0:58:10.532544833</meta:creation-date>
    <dc:date>2025-11-23T13:18:28.968996966</dc:date>
    <meta:editing-duration>PT1H18M15S</meta:editing-duration>
    <meta:editing-cycles>12</meta:editing-cycles>
    <meta:generator>LibreOffice/25.8.3.2$Linux_X86_64 LibreOffice_project/8ca8d55c161d602844f5428fa4b58097424e324e</meta:generator>
    <meta:document-statistic meta:table-count="1" meta:cell-count="31" meta:object-count="0"/>
  </office:meta>
</office:document-meta>
</file>